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b09" officeooo:paragraph-rsid="001c4b09"/>
    </style:style>
    <style:style style:name="P2" style:family="paragraph" style:parent-style-name="Standard">
      <style:text-properties officeooo:rsid="001df51b" officeooo:paragraph-rsid="001df51b"/>
    </style:style>
    <style:style style:name="P3" style:family="paragraph" style:parent-style-name="Standard">
      <style:text-properties officeooo:paragraph-rsid="00229877"/>
    </style:style>
    <style:style style:name="P4" style:family="paragraph" style:parent-style-name="Standard">
      <style:text-properties officeooo:paragraph-rsid="0025421c"/>
    </style:style>
    <style:style style:name="P5" style:family="paragraph" style:parent-style-name="Standard">
      <style:text-properties officeooo:rsid="00268eff" officeooo:paragraph-rsid="00268eff"/>
    </style:style>
    <style:style style:name="P6" style:family="paragraph" style:parent-style-name="Standard">
      <style:text-properties officeooo:rsid="00278183" officeooo:paragraph-rsid="00278183"/>
    </style:style>
    <style:style style:name="P7" style:family="paragraph" style:parent-style-name="Text_20_body">
      <style:text-properties fo:font-size="11.25pt" officeooo:rsid="00268eff" officeooo:paragraph-rsid="00268eff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1.25pt" loext:padding="0cm" loext:border="none"/>
    </style:style>
    <style:style style:name="P9" style:family="paragraph" style:parent-style-name="Standard">
      <style:text-properties officeooo:paragraph-rsid="00229877"/>
    </style:style>
    <style:style style:name="P10" style:family="paragraph" style:parent-style-name="Standard">
      <style:text-properties officeooo:paragraph-rsid="002ab393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ackground-image: url(fondo.jpeg); //fondo de pantalla</text:p>
      <text:p text:style-name="P10"><text:span text:style-name="T1">background-repeat: repeat;</text:span></text:p>
      <text:p text:style-name="P3"><text:a xlink:type="simple" xlink:href="https://msu.edu.uy/" text:style-name="Internet_20_link" text:visited-style-name="Visited_20_Internet_20_Link"><text:span text:style-name="T1"/></text:a></text:p>
      <text:p text:style-name="P3"><text:a xlink:type="simple" xlink:href="https://msu.edu.uy/" text:style-name="Internet_20_link" text:visited-style-name="Visited_20_Internet_20_Link"><text:span text:style-name="T1"/></text:a></text:p>
      <text:p text:style-name="P3"><text:a xlink:type="simple" xlink:href="https://msu.edu.uy/" text:style-name="Internet_20_link" text:visited-style-name="Visited_20_Internet_20_Link"><text:span text:style-name="T1">https://msu.edu.uy/</text:span></text:a></text:p>
      <text:p text:style-name="P3"><text:a xlink:type="simple" xlink:href="https://scouts.org.uy/" text:style-name="Internet_20_link" text:visited-style-name="Visited_20_Internet_20_Link"><text:span text:style-name="T2">https://scouts.org.uy/</text:span></text:a></text:p>
      <text:p text:style-name="P4"><text:a xlink:type="simple" xlink:href="https://www.scout.org/es" text:style-name="Internet_20_link" text:visited-style-name="Visited_20_Internet_20_Link">https://www.scout.org/es</text:a></text:p>
      <text:p text:style-name="Standard"><text:a xlink:type="simple" xlink:href="https://www.scout.org/" text:style-name="Internet_20_link" text:visited-style-name="Visited_20_Internet_20_Link">https://www.scout.org/</text:a></text:p>
      <text:p text:style-name="Standard"/>
      <text:p text:style-name="Standard"/>
      <text:p text:style-name="Standard"/>
      <text:p text:style-name="Standard"/>
      <text:p text:style-name="P1">EL ESCULTISMO</text:p>
      <text:p text:style-name="P1"/>
      <text:p text:style-name="Standard">El escultismo, es un movimiento <text:s/>que busca educar a niños y jóvenes, con base en valores y juegos al aire libre como método de enseñanza no formal, que actualmente está presente en 165 países y territorios, con aproximadamente 40.000.000 de miembros en todo el mundo, agrupados en distintas organizaciones. </text:p>
      <text:p text:style-name="Standard"/>
      <text:p text:style-name="P2"/>
      <text:p text:style-name="Standard">El escultismo en el Uruguay es practicado por alrededor de 4.500 jóvenes nucleados en dos organizaciones mayoritarias: el Movimiento Scout del Uruguay (MSU), afiliado a la Organización Mundial del Movimiento Scout y Scouts de Uruguay (SDU), Afiliada a WOIS (Organización Mundial de Scouts Independientes). </text:p>
      <text:p text:style-name="Standard"/>
      <text:p text:style-name="P5">¿Qué hacemos?</text:p>
      <text:p text:style-name="P5">Nuestra misión principal es dejar el mundo mejor que como lo encontramos, nos basamos en la Ley y la Promesa Scout. En este camino aprendemos muchas cosas: amarres, fuegos, primeros auxilios, nudos, canciones, juegos, danzas, y, sobre todo, a ser mejor personas.</text:p>
      <text:p text:style-name="P5"/>
      <text:p text:style-name="P7">La Misión del Movimiento Scout es contribuir, a través de un sistema de valores basados en la Ley y la Promesa Scout, a la educación de los jóvenes para que participen en la construcción de un mundo mejor, donde las personas se desarrollen plenamente y jueguen un papel constructivo en la sociedad. </text:p>
      <text:p text:style-name="P8"/>
      <text:p text:style-name="P5"/>
      <text:p text:style-name="P5"/>
      <text:p text:style-name="P6">CLICK ACÁ PARA UNIRTE AL MOVIMIEN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2T20:19:12.349000000</meta:creation-date>
    <dc:date>2020-10-25T23:24:25.774000000</dc:date>
    <meta:editing-duration>PT1H23M59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13" meta:word-count="208" meta:character-count="1403" meta:non-whitespace-character-count="1204"/>
  </office:meta>
</office:document-meta>
</file>